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72in"/>
    </style:style>
    <style:style style:name="co2" style:family="table-column">
      <style:table-column-properties fo:break-before="auto" style:column-width="0.7709in"/>
    </style:style>
    <style:style style:name="co3" style:family="table-column">
      <style:table-column-properties fo:break-before="auto" style:column-width="0.7465in"/>
    </style:style>
    <style:style style:name="co4" style:family="table-column">
      <style:table-column-properties fo:break-before="auto" style:column-width="0.5402in"/>
    </style:style>
    <style:style style:name="co5" style:family="table-column">
      <style:table-column-properties fo:break-before="auto" style:column-width="0.5154in"/>
    </style:style>
    <style:style style:name="co6" style:family="table-column">
      <style:table-column-properties fo:break-before="auto" style:column-width="0.8618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5319in"/>
    </style:style>
    <style:style style:name="co10" style:family="table-column">
      <style:table-column-properties fo:break-before="auto" style:column-width="1.1016in"/>
    </style:style>
    <style:style style:name="co11" style:family="table-column">
      <style:table-column-properties fo:break-before="auto" style:column-width="0.8783in"/>
    </style:style>
    <style:style style:name="co12" style:family="table-column">
      <style:table-column-properties fo:break-before="auto" style:column-width="0.7874in"/>
    </style:style>
    <style:style style:name="co13" style:family="table-column">
      <style:table-column-properties fo:break-before="auto" style:column-width="0.6807in"/>
    </style:style>
    <style:style style:name="co14" style:family="table-column">
      <style:table-column-properties fo:break-before="auto" style:column-width="0.5236in"/>
    </style:style>
    <style:style style:name="co15" style:family="table-column">
      <style:table-column-properties fo:break-before="auto" style:column-width="0.6228in"/>
    </style:style>
    <style:style style:name="co16" style:family="table-column">
      <style:table-column-properties fo:break-before="auto" style:column-width="0.7547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266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style:vertical-align="middle"/>
      <style:paragraph-properties fo:text-align="end" fo:margin-left="0in"/>
    </style:style>
    <style:style style:name="ce31" style:family="table-cell" style:parent-style-name="Default" style:data-style-name="N121">
      <style:table-cell-properties fo:background-color="#ffffa6" style:text-align-source="fix" style:repeat-content="false" style:vertical-align="middle"/>
      <style:paragraph-properties fo:text-align="end" fo:margin-left="0in"/>
    </style:style>
    <style:style style:name="ce32" style:family="table-cell" style:parent-style-name="Default" style:data-style-name="N121">
      <style:table-cell-properties fo:background-color="#bbe33d" style:text-align-source="fix" style:repeat-content="false" style:vertical-align="middle"/>
      <style:paragraph-properties fo:text-align="end" fo:margin-left="0in"/>
    </style:style>
    <style:style style:name="ce33" style:family="table-cell" style:parent-style-name="Default" style:data-style-name="N121">
      <style:table-cell-properties fo:border-bottom="none" fo:background-color="#bbe33d" style:text-align-source="fix" style:repeat-content="false" fo:border-left="none" fo:padding="0.0555in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21">
      <style:table-cell-properties fo:border-bottom="0.74pt solid #000000" fo:background-color="#bbe33d" style:text-align-source="fix" style:repeat-content="false" fo:border-left="none" fo:padding="0.0555in" fo:border-right="none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/>
    <style:style style:name="ce36" style:family="table-cell" style:parent-style-name="Default" style:data-style-name="N121">
      <style:table-cell-properties fo:border-bottom="0.74pt solid #000000" fo:background-color="#ffffa6" style:text-align-source="fix" style:repeat-content="false" fo:border-left="none" fo:padding="0.0555in" fo:border-right="none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style:vertical-align="middle"/>
      <style:paragraph-properties fo:text-align="end" fo:margin-left="0in"/>
    </style:style>
    <style:style style:name="ce38" style:family="table-cell" style:parent-style-name="Default" style:data-style-name="N123">
      <style:table-cell-properties fo:background-color="#bbe33d" style:text-align-source="fix" style:repeat-content="false" style:vertical-align="middle"/>
      <style:paragraph-properties fo:text-align="end" fo:margin-left="0in"/>
    </style:style>
    <style:style style:name="ce39" style:family="table-cell" style:parent-style-name="Default" style:data-style-name="N123">
      <style:table-cell-properties fo:border-bottom="none" fo:background-color="#ffffa6" style:text-align-source="fix" style:repeat-content="false" fo:border-left="none" fo:padding="0.0555in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123">
      <style:table-cell-properties fo:border-bottom="0.74pt solid #000000" fo:background-color="#ffffa6" style:text-align-source="fix" style:repeat-content="false" fo:border-left="none" fo:padding="0.0555in" fo:border-right="none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123">
      <style:table-cell-properties fo:background-color="#ffffa6" style:text-align-source="fix" style:repeat-content="false" style:vertical-align="middle"/>
      <style:paragraph-properties fo:text-align="end" fo:margin-left="0in"/>
    </style:style>
    <style:style style:name="ce17" style:family="table-cell" style:parent-style-name="Default" style:data-style-name="N123"/>
    <style:style style:name="ce43" style:family="table-cell" style:parent-style-name="Default" style:data-style-name="N121">
      <style:table-cell-properties fo:border-bottom="none" fo:background-color="#ffffa6" style:text-align-source="fix" style:repeat-content="false" fo:border-left="none" fo:padding="0.0555in" fo:border-right="0.74pt solid #000000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121">
      <style:table-cell-properties fo:border-bottom="0.74pt solid #000000" fo:background-color="#ffffa6" style:text-align-source="fix" style:repeat-content="false" fo:border-left="none" fo:padding="0.0555in" fo:border-right="0.74pt solid #000000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21">
      <style:table-cell-properties style:text-align-source="fix" style:repeat-content="fals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46" style:family="table-cell" style:parent-style-name="Default" style:data-style-name="N121">
      <style:table-cell-properties fo:border-bottom="none" fo:background-color="#ffffa6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21">
      <style:table-cell-properties fo:border-bottom="0.74pt solid #000000" fo:background-color="#ffffa6" style:text-align-source="fix" style:repeat-content="false" fo:border-left="0.74pt solid #000000" fo:border-right="none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21">
      <style:table-cell-properties fo:border-bottom="none" fo:background-color="#ffffa6" style:text-align-source="fix" style:repeat-content="false" fo:border-left="none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21">
      <style:table-cell-properties fo:border-bottom="0.74pt solid #000000" fo:background-color="#ffffa6" style:text-align-source="fix" style:repeat-content="false" fo:border-left="none" fo:border-right="none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21">
      <style:table-cell-properties fo:border-bottom="none" fo:background-color="#bbe33d" style:text-align-source="fix" style:repeat-content="false" fo:border-left="none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21">
      <style:table-cell-properties fo:border-bottom="0.74pt solid #000000" fo:background-color="#bbe33d" style:text-align-source="fix" style:repeat-content="false" fo:border-left="none" fo:border-right="none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21">
      <style:table-cell-properties fo:background-color="#ffffa6" style:text-align-source="fix" style:repeat-content="fals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53" style:family="table-cell" style:parent-style-name="Default" style:data-style-name="N121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21">
      <style:table-cell-properties fo:background-color="#bbe33d"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21">
      <style:table-cell-properties fo:background-color="#ffffa6"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21">
      <style:table-cell-properties fo:border-bottom="none" fo:background-color="#ffffa6" style:text-align-source="fix" style:repeat-content="false" fo:border-left="none" fo:border-right="0.74pt solid #000000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21">
      <style:table-cell-properties fo:border-bottom="0.74pt solid #000000" fo:background-color="#bbe33d" style:text-align-source="fix" style:repeat-content="false" fo:border-left="none" fo:border-right="0.74pt solid #000000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fo:border-bottom="0.74pt solid #000000" fo:background-color="#ffffa6" style:text-align-source="fix" style:repeat-content="false" fo:border-left="none" fo:border-right="0.74pt solid #000000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" style:family="table-cell" style:parent-style-name="Default" style:data-style-name="N121">
      <style:table-cell-properties style:vertical-align="middle"/>
    </style:style>
    <style:style style:name="ce28" style:family="table-cell" style:parent-style-name="Default" style:data-style-name="N122">
      <style:table-cell-properties style:vertical-align="middle"/>
    </style:style>
    <style:style style:name="ce29" style:family="table-cell" style:parent-style-name="Default" style:data-style-name="N122">
      <style:table-cell-properties style:vertical-align="middle"/>
      <style:text-properties fo:font-weight="normal" style:font-weight-asian="normal" style:font-weight-complex="normal"/>
    </style:style>
    <style:style style:name="ce6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3" table:default-cell-style-name="ce7"/>
        <table:table-column table:style-name="co16" table:default-cell-style-name="ce7"/>
        <table:table-column table:style-name="co17" table:default-cell-style-name="Default"/>
        <table:table-column table:style-name="co18" table:default-cell-style-name="Default"/>
        <table:table-column table:style-name="co17" table:number-columns-repeated="1004" table:default-cell-style-name="Default"/>
        <table:table-row table:style-name="ro1">
          <table:table-cell table:style-name="ce1" office:value-type="string" calcext:value-type="string">
            <text:p>Honolulu</text:p>
          </table:table-cell>
          <table:table-cell table:style-name="ce1" office:value-type="string" calcext:value-type="string">
            <text:p>Anchorage</text:p>
          </table:table-cell>
          <table:table-cell table:style-name="ce1" office:value-type="string" calcext:value-type="string">
            <text:p>San Diego</text:p>
          </table:table-cell>
          <table:table-cell table:style-name="ce1" office:value-type="string" calcext:value-type="string">
            <text:p>Seattle</text:p>
          </table:table-cell>
          <table:table-cell table:style-name="ce1" office:value-type="string" calcext:value-type="string">
            <text:p>Miami</text:p>
          </table:table-cell>
          <table:table-cell table:style-name="ce1" office:value-type="string" calcext:value-type="string">
            <text:p>Woods Hole</text:p>
          </table:table-cell>
          <table:table-cell table:style-name="ce9" office:value-type="string" calcext:value-type="string">
            <text:p>St. John's</text:p>
          </table:table-cell>
          <table:table-cell table:style-name="ce1" office:value-type="string" calcext:value-type="string">
            <text:p>Reykjavik</text:p>
          </table:table-cell>
          <table:table-cell table:style-name="ce1" office:value-type="string" calcext:value-type="string">
            <text:p>London</text:p>
          </table:table-cell>
          <table:table-cell table:style-name="ce1" office:value-type="string" calcext:value-type="string">
            <text:p>Madrid</text:p>
          </table:table-cell>
          <table:table-cell table:style-name="ce1" office:value-type="string" calcext:value-type="string">
            <text:p>Basque Country</text:p>
          </table:table-cell>
          <table:table-cell table:style-name="ce1" office:value-type="string" calcext:value-type="string">
            <text:p>Copenhagen</text:p>
          </table:table-cell>
          <table:table-cell table:style-name="ce1" office:value-type="string" calcext:value-type="string">
            <text:p>Seychelles</text:p>
          </table:table-cell>
          <table:table-cell table:style-name="ce1" office:value-type="string" calcext:value-type="string">
            <text:p>Shanghai</text:p>
          </table:table-cell>
          <table:table-cell table:style-name="ce1" office:value-type="string" calcext:value-type="string">
            <text:p>Hobart</text:p>
          </table:table-cell>
          <table:table-cell table:style-name="ce1" office:value-type="string" calcext:value-type="string">
            <text:p>Noumea</text:p>
          </table:table-cell>
          <table:table-cell table:style-name="ce1" office:value-type="string" calcext:value-type="string">
            <text:p>Auckland</text:p>
          </table:table-cell>
          <table:table-cell table:style-name="ce1" office:value-type="string" calcext:value-type="string">
            <text:p>Wellington</text:p>
          </table:table-cell>
          <table:table-cell table:style-name="ce27"/>
          <table:table-cell table:style-name="ce2" office:value-type="string" calcext:value-type="string">
            <text:p>Doodle</text:p>
          </table:table-cell>
          <table:table-cell table:number-columns-repeated="1004"/>
        </table:table-row>
        <table:table-row table:style-name="ro1">
          <table:table-cell table:style-name="ce1" office:value-type="time" office:time-value="PT03H00M00S" calcext:value-type="time">
            <text:p>3 AM</text:p>
          </table:table-cell>
          <table:table-cell table:style-name="ce1" office:value-type="time" office:time-value="PT05H00M00S" calcext:value-type="time">
            <text:p>5 AM</text:p>
          </table:table-cell>
          <table:table-cell table:number-columns-repeated="2" table:style-name="ce1" office:value-type="time" office:time-value="PT06H00M00S" calcext:value-type="time">
            <text:p>6 AM</text:p>
          </table:table-cell>
          <table:table-cell table:number-columns-repeated="2" table:style-name="ce32" office:value-type="time" office:time-value="PT09H00M00S" calcext:value-type="time">
            <text:p>9 AM</text:p>
          </table:table-cell>
          <table:table-cell table:style-name="ce38" office:value-type="time" office:time-value="PT10H30M00S" calcext:value-type="time">
            <text:p>10:30 AM</text:p>
          </table:table-cell>
          <table:table-cell table:style-name="ce32" office:value-type="time" office:time-value="PT13H00M00S" calcext:value-type="time">
            <text:p>1 PM</text:p>
          </table:table-cell>
          <table:table-cell table:style-name="ce32" office:value-type="time" office:time-value="PT14H00M00S" calcext:value-type="time">
            <text:p>2 PM</text:p>
          </table:table-cell>
          <table:table-cell table:number-columns-repeated="3" table:style-name="ce32" office:value-type="time" office:time-value="PT15H00M00S" calcext:value-type="time">
            <text:p>3 PM</text:p>
          </table:table-cell>
          <table:table-cell table:style-name="ce31" office:value-type="time" office:time-value="PT17H00M00S" calcext:value-type="time">
            <text:p>5 PM</text:p>
          </table:table-cell>
          <table:table-cell table:style-name="ce31" office:value-type="time" office:time-value="PT21H00M00S" calcext:value-type="time">
            <text:p>9 PM</text:p>
          </table:table-cell>
          <table:table-cell table:style-name="ce1" office:value-type="time" office:time-value="PT23H00M00S" calcext:value-type="time">
            <text:p>11 PM</text:p>
          </table:table-cell>
          <table:table-cell table:style-name="ce53" office:value-type="time" office:time-value="PT00H00M00S" calcext:value-type="time">
            <text:p>12 AM</text:p>
          </table:table-cell>
          <table:table-cell table:number-columns-repeated="2" table:style-name="ce1" office:value-type="time" office:time-value="PT01H00M00S" calcext:value-type="time">
            <text:p>1 AM</text:p>
          </table:table-cell>
          <table:table-cell table:style-name="ce27"/>
          <table:table-cell table:style-name="ce28" office:value-type="string" calcext:value-type="string">
            <text:p>(Noumea time)</text:p>
          </table:table-cell>
          <table:table-cell table:number-columns-repeated="1004"/>
        </table:table-row>
        <table:table-row table:style-name="ro1">
          <table:table-cell table:style-name="ce1" office:value-type="time" office:time-value="PT04H00M00S" calcext:value-type="time">
            <text:p>4 AM</text:p>
          </table:table-cell>
          <table:table-cell table:style-name="ce1" office:value-type="time" office:time-value="PT06H00M00S" calcext:value-type="time">
            <text:p>6 AM</text:p>
          </table:table-cell>
          <table:table-cell table:number-columns-repeated="2" table:style-name="ce31" office:value-type="time" office:time-value="PT07H00M00S" calcext:value-type="time">
            <text:p>7 AM</text:p>
          </table:table-cell>
          <table:table-cell table:number-columns-repeated="2" table:style-name="ce32" office:value-type="time" office:time-value="PT10H00M00S" calcext:value-type="time">
            <text:p>10 AM</text:p>
          </table:table-cell>
          <table:table-cell table:style-name="ce38" office:value-type="time" office:time-value="PT11H30M00S" calcext:value-type="time">
            <text:p>11:30 AM</text:p>
          </table:table-cell>
          <table:table-cell table:style-name="ce32" office:value-type="time" office:time-value="PT14H00M00S" calcext:value-type="time">
            <text:p>2 PM</text:p>
          </table:table-cell>
          <table:table-cell table:style-name="ce32" office:value-type="time" office:time-value="PT15H00M00S" calcext:value-type="time">
            <text:p>3 PM</text:p>
          </table:table-cell>
          <table:table-cell table:number-columns-repeated="3" table:style-name="ce32" office:value-type="time" office:time-value="PT16H00M00S" calcext:value-type="time">
            <text:p>4 PM</text:p>
          </table:table-cell>
          <table:table-cell table:style-name="ce31" office:value-type="time" office:time-value="PT18H00M00S" calcext:value-type="time">
            <text:p>6 PM</text:p>
          </table:table-cell>
          <table:table-cell table:style-name="ce1" office:value-type="time" office:time-value="PT22H00M00S" calcext:value-type="time">
            <text:p>10 PM</text:p>
          </table:table-cell>
          <table:table-cell table:style-name="ce1" office:value-type="time" office:time-value="PT00H00M00S" calcext:value-type="time">
            <text:p>12 AM</text:p>
          </table:table-cell>
          <table:table-cell table:style-name="ce53" office:value-type="time" office:time-value="PT01H00M00S" calcext:value-type="time">
            <text:p>1 AM</text:p>
          </table:table-cell>
          <table:table-cell table:number-columns-repeated="2" table:style-name="ce1" office:value-type="time" office:time-value="PT02H00M00S" calcext:value-type="time">
            <text:p>2 AM</text:p>
          </table:table-cell>
          <table:table-cell table:style-name="ce27"/>
          <table:table-cell table:style-name="ce29" office:value-type="date" office:date-value="2024-05-13T18:00:00" calcext:value-type="date">
            <text:p>Mon 13 May 18:00</text:p>
          </table:table-cell>
          <table:table-cell table:number-columns-repeated="1004"/>
        </table:table-row>
        <table:table-row table:style-name="ro1">
          <table:table-cell table:style-name="ce1" office:value-type="time" office:time-value="PT05H00M00S" calcext:value-type="time">
            <text:p>5 AM</text:p>
          </table:table-cell>
          <table:table-cell table:style-name="ce31" office:value-type="time" office:time-value="PT07H00M00S" calcext:value-type="time">
            <text:p>7 AM</text:p>
          </table:table-cell>
          <table:table-cell table:number-columns-repeated="2" table:style-name="ce31" office:value-type="time" office:time-value="PT08H00M00S" calcext:value-type="time">
            <text:p>8 AM</text:p>
          </table:table-cell>
          <table:table-cell table:number-columns-repeated="2" table:style-name="ce32" office:value-type="time" office:time-value="PT11H00M00S" calcext:value-type="time">
            <text:p>11 AM</text:p>
          </table:table-cell>
          <table:table-cell table:style-name="ce38" office:value-type="time" office:time-value="PT12H30M00S" calcext:value-type="time">
            <text:p>12:30 PM</text:p>
          </table:table-cell>
          <table:table-cell table:style-name="ce32" office:value-type="time" office:time-value="PT15H00M00S" calcext:value-type="time">
            <text:p>3 PM</text:p>
          </table:table-cell>
          <table:table-cell table:style-name="ce32" office:value-type="time" office:time-value="PT16H00M00S" calcext:value-type="time">
            <text:p>4 PM</text:p>
          </table:table-cell>
          <table:table-cell table:number-columns-repeated="3" table:style-name="ce31" office:value-type="time" office:time-value="PT17H00M00S" calcext:value-type="time">
            <text:p>5 PM</text:p>
          </table:table-cell>
          <table:table-cell table:style-name="ce31" office:value-type="time" office:time-value="PT19H00M00S" calcext:value-type="time">
            <text:p>7 PM</text:p>
          </table:table-cell>
          <table:table-cell table:style-name="ce1" office:value-type="time" office:time-value="PT23H00M00S" calcext:value-type="time">
            <text:p>11 PM</text:p>
          </table:table-cell>
          <table:table-cell table:style-name="ce1" office:value-type="time" office:time-value="PT01H00M00S" calcext:value-type="time">
            <text:p>1 AM</text:p>
          </table:table-cell>
          <table:table-cell table:style-name="ce53" office:value-type="time" office:time-value="PT02H00M00S" calcext:value-type="time">
            <text:p>2 AM</text:p>
          </table:table-cell>
          <table:table-cell table:number-columns-repeated="2" table:style-name="ce1" office:value-type="time" office:time-value="PT03H00M00S" calcext:value-type="time">
            <text:p>3 AM</text:p>
          </table:table-cell>
          <table:table-cell table:style-name="ce27"/>
          <table:table-cell table:style-name="ce29" office:value-type="date" office:date-value="2024-05-13T19:00:00" calcext:value-type="date">
            <text:p>Mon 13 May 19:00</text:p>
          </table:table-cell>
          <table:table-cell table:number-columns-repeated="1004"/>
        </table:table-row>
        <table:table-row table:style-name="ro1">
          <table:table-cell table:style-name="ce1" office:value-type="time" office:time-value="PT06H00M00S" calcext:value-type="time">
            <text:p>6 AM</text:p>
          </table:table-cell>
          <table:table-cell table:style-name="ce31" office:value-type="time" office:time-value="PT08H00M00S" calcext:value-type="time">
            <text:p>8 AM</text:p>
          </table:table-cell>
          <table:table-cell table:number-columns-repeated="2" table:style-name="ce32" office:value-type="time" office:time-value="PT09H00M00S" calcext:value-type="time">
            <text:p>9 AM</text:p>
          </table:table-cell>
          <table:table-cell table:number-columns-repeated="2" table:style-name="ce32" office:value-type="time" office:time-value="PT12H00M00S" calcext:value-type="time">
            <text:p>12 PM</text:p>
          </table:table-cell>
          <table:table-cell table:style-name="ce38" office:value-type="time" office:time-value="PT13H30M00S" calcext:value-type="time">
            <text:p>1:30 PM</text:p>
          </table:table-cell>
          <table:table-cell table:style-name="ce32" office:value-type="time" office:time-value="PT16H00M00S" calcext:value-type="time">
            <text:p>4 PM</text:p>
          </table:table-cell>
          <table:table-cell table:style-name="ce31" office:value-type="time" office:time-value="PT17H00M00S" calcext:value-type="time">
            <text:p>5 PM</text:p>
          </table:table-cell>
          <table:table-cell table:number-columns-repeated="3" table:style-name="ce31" office:value-type="time" office:time-value="PT18H00M00S" calcext:value-type="time">
            <text:p>6 PM</text:p>
          </table:table-cell>
          <table:table-cell table:style-name="ce31" office:value-type="time" office:time-value="PT20H00M00S" calcext:value-type="time">
            <text:p>8 PM</text:p>
          </table:table-cell>
          <table:table-cell table:style-name="ce1" office:value-type="time" office:time-value="PT24H00M00S" calcext:value-type="time">
            <text:p>12 AM</text:p>
          </table:table-cell>
          <table:table-cell table:style-name="ce1" office:value-type="time" office:time-value="PT02H00M00S" calcext:value-type="time">
            <text:p>2 AM</text:p>
          </table:table-cell>
          <table:table-cell table:style-name="ce53" office:value-type="time" office:time-value="PT03H00M00S" calcext:value-type="time">
            <text:p>3 AM</text:p>
          </table:table-cell>
          <table:table-cell table:number-columns-repeated="2" table:style-name="ce1" office:value-type="time" office:time-value="PT04H00M00S" calcext:value-type="time">
            <text:p>4 AM</text:p>
          </table:table-cell>
          <table:table-cell table:style-name="ce27"/>
          <table:table-cell table:style-name="ce29" office:value-type="date" office:date-value="2024-05-14T07:00:00" calcext:value-type="date">
            <text:p>Tue 14 May 07:00</text:p>
          </table:table-cell>
          <table:table-cell table:number-columns-repeated="1004"/>
        </table:table-row>
        <table:table-row table:style-name="ro1">
          <table:table-cell table:style-name="ce31" office:value-type="time" office:time-value="PT07H00M00S" calcext:value-type="time">
            <text:p>7 AM</text:p>
          </table:table-cell>
          <table:table-cell table:style-name="ce32" office:value-type="time" office:time-value="PT09H00M00S" calcext:value-type="time">
            <text:p>9 AM</text:p>
          </table:table-cell>
          <table:table-cell table:number-columns-repeated="2" table:style-name="ce32" office:value-type="time" office:time-value="PT10H00M00S" calcext:value-type="time">
            <text:p>10 AM</text:p>
          </table:table-cell>
          <table:table-cell table:number-columns-repeated="2" table:style-name="ce32" office:value-type="time" office:time-value="PT13H00M00S" calcext:value-type="time">
            <text:p>1 PM</text:p>
          </table:table-cell>
          <table:table-cell table:style-name="ce38" office:value-type="time" office:time-value="PT14H30M00S" calcext:value-type="time">
            <text:p>2:30 PM</text:p>
          </table:table-cell>
          <table:table-cell table:style-name="ce31" office:value-type="time" office:time-value="PT17H00M00S" calcext:value-type="time">
            <text:p>5 PM</text:p>
          </table:table-cell>
          <table:table-cell table:style-name="ce31" office:value-type="time" office:time-value="PT18H00M00S" calcext:value-type="time">
            <text:p>6 PM</text:p>
          </table:table-cell>
          <table:table-cell table:number-columns-repeated="3" table:style-name="ce31" office:value-type="time" office:time-value="PT19H00M00S" calcext:value-type="time">
            <text:p>7 PM</text:p>
          </table:table-cell>
          <table:table-cell table:style-name="ce31" office:value-type="time" office:time-value="PT21H00M00S" calcext:value-type="time">
            <text:p>9 PM</text:p>
          </table:table-cell>
          <table:table-cell table:style-name="ce1" office:value-type="time" office:time-value="PT01H00M00S" calcext:value-type="time">
            <text:p>1 AM</text:p>
          </table:table-cell>
          <table:table-cell table:style-name="ce1" office:value-type="time" office:time-value="PT03H00M00S" calcext:value-type="time">
            <text:p>3 AM</text:p>
          </table:table-cell>
          <table:table-cell table:style-name="ce53" office:value-type="time" office:time-value="PT04H00M00S" calcext:value-type="time">
            <text:p>4 AM</text:p>
          </table:table-cell>
          <table:table-cell table:number-columns-repeated="2" table:style-name="ce1" office:value-type="time" office:time-value="PT05H00M00S" calcext:value-type="time">
            <text:p>5 AM</text:p>
          </table:table-cell>
          <table:table-cell table:style-name="ce27"/>
          <table:table-cell table:style-name="ce29" office:value-type="date" office:date-value="2024-05-14T08:00:00" calcext:value-type="date">
            <text:p>Tue 14 May 08:00</text:p>
          </table:table-cell>
          <table:table-cell table:number-columns-repeated="1004"/>
        </table:table-row>
        <table:table-row table:style-name="ro1">
          <table:table-cell table:style-name="ce31" office:value-type="time" office:time-value="PT08H00M00S" calcext:value-type="time">
            <text:p>8 AM</text:p>
          </table:table-cell>
          <table:table-cell table:style-name="ce32" office:value-type="time" office:time-value="PT10H00M00S" calcext:value-type="time">
            <text:p>10 AM</text:p>
          </table:table-cell>
          <table:table-cell table:number-columns-repeated="2" table:style-name="ce32" office:value-type="time" office:time-value="PT11H00M00S" calcext:value-type="time">
            <text:p>11 AM</text:p>
          </table:table-cell>
          <table:table-cell table:number-columns-repeated="2" table:style-name="ce32" office:value-type="time" office:time-value="PT14H00M00S" calcext:value-type="time">
            <text:p>2 PM</text:p>
          </table:table-cell>
          <table:table-cell table:style-name="ce38" office:value-type="time" office:time-value="PT15H30M00S" calcext:value-type="time">
            <text:p>3:30 PM</text:p>
          </table:table-cell>
          <table:table-cell table:style-name="ce31" office:value-type="time" office:time-value="PT18H00M00S" calcext:value-type="time">
            <text:p>6 PM</text:p>
          </table:table-cell>
          <table:table-cell table:style-name="ce31" office:value-type="time" office:time-value="PT19H00M00S" calcext:value-type="time">
            <text:p>7 PM</text:p>
          </table:table-cell>
          <table:table-cell table:number-columns-repeated="3" table:style-name="ce31" office:value-type="time" office:time-value="PT20H00M00S" calcext:value-type="time">
            <text:p>8 PM</text:p>
          </table:table-cell>
          <table:table-cell table:style-name="ce1" office:value-type="time" office:time-value="PT22H00M00S" calcext:value-type="time">
            <text:p>10 PM</text:p>
          </table:table-cell>
          <table:table-cell table:style-name="ce1" office:value-type="time" office:time-value="PT02H00M00S" calcext:value-type="time">
            <text:p>2 AM</text:p>
          </table:table-cell>
          <table:table-cell table:style-name="ce1" office:value-type="time" office:time-value="PT04H00M00S" calcext:value-type="time">
            <text:p>4 AM</text:p>
          </table:table-cell>
          <table:table-cell table:style-name="ce53" office:value-type="time" office:time-value="PT05H00M00S" calcext:value-type="time">
            <text:p>5 AM</text:p>
          </table:table-cell>
          <table:table-cell table:number-columns-repeated="2" table:style-name="ce1" office:value-type="time" office:time-value="PT06H00M00S" calcext:value-type="time">
            <text:p>6 AM</text:p>
          </table:table-cell>
          <table:table-cell table:style-name="ce27"/>
          <table:table-cell table:style-name="ce29" table:formula="of:=[.T3]+1" office:value-type="date" office:date-value="2024-05-14T18:00:00" calcext:value-type="date">
            <text:p>Tue 14 May 18:00</text:p>
          </table:table-cell>
          <table:table-cell table:number-columns-repeated="1004"/>
        </table:table-row>
        <table:table-row table:style-name="ro1">
          <table:table-cell table:style-name="ce32" office:value-type="time" office:time-value="PT09H00M00S" calcext:value-type="time">
            <text:p>9 AM</text:p>
          </table:table-cell>
          <table:table-cell table:style-name="ce32" office:value-type="time" office:time-value="PT11H00M00S" calcext:value-type="time">
            <text:p>11 AM</text:p>
          </table:table-cell>
          <table:table-cell table:number-columns-repeated="2" table:style-name="ce32" office:value-type="time" office:time-value="PT12H00M00S" calcext:value-type="time">
            <text:p>12 PM</text:p>
          </table:table-cell>
          <table:table-cell table:number-columns-repeated="2" table:style-name="ce32" office:value-type="time" office:time-value="PT15H00M00S" calcext:value-type="time">
            <text:p>3 PM</text:p>
          </table:table-cell>
          <table:table-cell table:style-name="ce38" office:value-type="time" office:time-value="PT16H30M00S" calcext:value-type="time">
            <text:p>4:30 PM</text:p>
          </table:table-cell>
          <table:table-cell table:style-name="ce31" office:value-type="time" office:time-value="PT19H00M00S" calcext:value-type="time">
            <text:p>7 PM</text:p>
          </table:table-cell>
          <table:table-cell table:style-name="ce31" office:value-type="time" office:time-value="PT20H00M00S" calcext:value-type="time">
            <text:p>8 PM</text:p>
          </table:table-cell>
          <table:table-cell table:number-columns-repeated="3" table:style-name="ce31" office:value-type="time" office:time-value="PT21H00M00S" calcext:value-type="time">
            <text:p>9 PM</text:p>
          </table:table-cell>
          <table:table-cell table:style-name="ce1" office:value-type="time" office:time-value="PT23H00M00S" calcext:value-type="time">
            <text:p>11 PM</text:p>
          </table:table-cell>
          <table:table-cell table:style-name="ce1" office:value-type="time" office:time-value="PT03H00M00S" calcext:value-type="time">
            <text:p>3 AM</text:p>
          </table:table-cell>
          <table:table-cell table:style-name="ce1" office:value-type="time" office:time-value="PT05H00M00S" calcext:value-type="time">
            <text:p>5 AM</text:p>
          </table:table-cell>
          <table:table-cell table:style-name="ce53" office:value-type="time" office:time-value="PT06H00M00S" calcext:value-type="time">
            <text:p>6 AM</text:p>
          </table:table-cell>
          <table:table-cell table:number-columns-repeated="2" table:style-name="ce31" office:value-type="time" office:time-value="PT07H00M00S" calcext:value-type="time">
            <text:p>7 AM</text:p>
          </table:table-cell>
          <table:table-cell table:style-name="ce27"/>
          <table:table-cell table:style-name="ce29" table:formula="of:=[.T4]+1" office:value-type="date" office:date-value="2024-05-14T19:00:00" calcext:value-type="date">
            <text:p>Tue 14 May 19:00</text:p>
          </table:table-cell>
          <table:table-cell table:number-columns-repeated="1004"/>
        </table:table-row>
        <table:table-row table:style-name="ro1">
          <table:table-cell table:style-name="ce33" office:value-type="time" office:time-value="PT10H00M00S" calcext:value-type="time">
            <text:p>10 AM</text:p>
          </table:table-cell>
          <table:table-cell table:style-name="ce33" office:value-type="time" office:time-value="PT12H00M00S" calcext:value-type="time">
            <text:p>12 PM</text:p>
          </table:table-cell>
          <table:table-cell table:number-columns-repeated="2" table:style-name="ce33" office:value-type="time" office:time-value="PT13H00M00S" calcext:value-type="time">
            <text:p>1 PM</text:p>
          </table:table-cell>
          <table:table-cell table:number-columns-repeated="2" table:style-name="ce33" office:value-type="time" office:time-value="PT16H00M00S" calcext:value-type="time">
            <text:p>4 PM</text:p>
          </table:table-cell>
          <table:table-cell table:style-name="ce39" office:value-type="time" office:time-value="PT17H30M00S" calcext:value-type="time">
            <text:p>5:30 PM</text:p>
          </table:table-cell>
          <table:table-cell table:style-name="ce43" office:value-type="time" office:time-value="PT20H00M00S" calcext:value-type="time">
            <text:p>8 PM</text:p>
          </table:table-cell>
          <table:table-cell table:style-name="ce31" office:value-type="time" office:time-value="PT21H00M00S" calcext:value-type="time">
            <text:p>9 PM</text:p>
          </table:table-cell>
          <table:table-cell table:number-columns-repeated="3" table:style-name="ce1" office:value-type="time" office:time-value="PT22H00M00S" calcext:value-type="time">
            <text:p>10 PM</text:p>
          </table:table-cell>
          <table:table-cell table:style-name="ce1" office:value-type="time" office:time-value="PT24H00M00S" calcext:value-type="time">
            <text:p>12 AM</text:p>
          </table:table-cell>
          <table:table-cell table:style-name="ce1" office:value-type="time" office:time-value="PT04H00M00S" calcext:value-type="time">
            <text:p>4 AM</text:p>
          </table:table-cell>
          <table:table-cell table:style-name="ce1" office:value-type="time" office:time-value="PT06H00M00S" calcext:value-type="time">
            <text:p>6 AM</text:p>
          </table:table-cell>
          <table:table-cell table:style-name="ce46" office:value-type="time" office:time-value="PT07H00M00S" calcext:value-type="time">
            <text:p>7 AM</text:p>
          </table:table-cell>
          <table:table-cell table:style-name="ce48" office:value-type="time" office:time-value="PT08H00M00S" calcext:value-type="time">
            <text:p>8 AM</text:p>
          </table:table-cell>
          <table:table-cell table:style-name="ce56" office:value-type="time" office:time-value="PT08H00M00S" calcext:value-type="time">
            <text:p>8 AM</text:p>
          </table:table-cell>
          <table:table-cell table:style-name="ce27"/>
          <table:table-cell table:style-name="ce29" table:formula="of:=[.T5]+1" office:value-type="date" office:date-value="2024-05-15T07:00:00" calcext:value-type="date">
            <text:p>Wed 15 May 07:00</text:p>
          </table:table-cell>
          <table:table-cell table:number-columns-repeated="1004"/>
        </table:table-row>
        <table:table-row table:style-name="ro1">
          <table:table-cell table:style-name="ce34" office:value-type="time" office:time-value="PT11H00M00S" calcext:value-type="time">
            <text:p>11 AM</text:p>
          </table:table-cell>
          <table:table-cell table:style-name="ce34" office:value-type="time" office:time-value="PT13H00M00S" calcext:value-type="time">
            <text:p>1 PM</text:p>
          </table:table-cell>
          <table:table-cell table:number-columns-repeated="2" table:style-name="ce34" office:value-type="time" office:time-value="PT14H00M00S" calcext:value-type="time">
            <text:p>2 PM</text:p>
          </table:table-cell>
          <table:table-cell table:number-columns-repeated="2" table:style-name="ce36" office:value-type="time" office:time-value="PT17H00M00S" calcext:value-type="time">
            <text:p>5 PM</text:p>
          </table:table-cell>
          <table:table-cell table:style-name="ce40" office:value-type="time" office:time-value="PT18H30M00S" calcext:value-type="time">
            <text:p>6:30 PM</text:p>
          </table:table-cell>
          <table:table-cell table:style-name="ce44" office:value-type="time" office:time-value="PT21H00M00S" calcext:value-type="time">
            <text:p>9 PM</text:p>
          </table:table-cell>
          <table:table-cell table:style-name="ce45" office:value-type="time" office:time-value="PT22H00M00S" calcext:value-type="time">
            <text:p>10 PM</text:p>
          </table:table-cell>
          <table:table-cell table:number-columns-repeated="3" table:style-name="ce45" office:value-type="time" office:time-value="PT23H00M00S" calcext:value-type="time">
            <text:p>11 PM</text:p>
          </table:table-cell>
          <table:table-cell table:style-name="ce45" office:value-type="time" office:time-value="PT01H00M00S" calcext:value-type="time">
            <text:p>1 AM</text:p>
          </table:table-cell>
          <table:table-cell table:style-name="ce45" office:value-type="time" office:time-value="PT05H00M00S" calcext:value-type="time">
            <text:p>5 AM</text:p>
          </table:table-cell>
          <table:table-cell table:style-name="ce52" office:value-type="time" office:time-value="PT07H00M00S" calcext:value-type="time">
            <text:p>7 AM</text:p>
          </table:table-cell>
          <table:table-cell table:style-name="ce47" office:value-type="time" office:time-value="PT08H00M00S" calcext:value-type="time">
            <text:p>8 AM</text:p>
          </table:table-cell>
          <table:table-cell table:style-name="ce51" office:value-type="time" office:time-value="PT09H00M00S" calcext:value-type="time">
            <text:p>9 AM</text:p>
          </table:table-cell>
          <table:table-cell table:style-name="ce57" office:value-type="time" office:time-value="PT09H00M00S" calcext:value-type="time">
            <text:p>9 AM</text:p>
          </table:table-cell>
          <table:table-cell table:style-name="ce60"/>
          <table:table-cell table:style-name="ce29" table:formula="of:=[.T6]+1" office:value-type="date" office:date-value="2024-05-15T08:00:00" calcext:value-type="date">
            <text:p>Wed 15 May 08:00</text:p>
          </table:table-cell>
          <table:table-cell table:style-name="ce64" table:number-columns-repeated="1004"/>
        </table:table-row>
        <table:table-row table:style-name="ro1">
          <table:table-cell table:style-name="ce32" office:value-type="time" office:time-value="PT12H00M00S" calcext:value-type="time">
            <text:p>12 PM</text:p>
          </table:table-cell>
          <table:table-cell table:style-name="ce32" office:value-type="time" office:time-value="PT14H00M00S" calcext:value-type="time">
            <text:p>2 PM</text:p>
          </table:table-cell>
          <table:table-cell table:number-columns-repeated="2" table:style-name="ce32" office:value-type="time" office:time-value="PT15H00M00S" calcext:value-type="time">
            <text:p>3 PM</text:p>
          </table:table-cell>
          <table:table-cell table:number-columns-repeated="2" table:style-name="ce31" office:value-type="time" office:time-value="PT18H00M00S" calcext:value-type="time">
            <text:p>6 PM</text:p>
          </table:table-cell>
          <table:table-cell table:style-name="ce41" office:value-type="time" office:time-value="PT19H30M00S" calcext:value-type="time">
            <text:p>7:30 PM</text:p>
          </table:table-cell>
          <table:table-cell table:style-name="ce1" office:value-type="time" office:time-value="PT22H00M00S" calcext:value-type="time">
            <text:p>10 PM</text:p>
          </table:table-cell>
          <table:table-cell table:style-name="ce1" office:value-type="time" office:time-value="PT23H00M00S" calcext:value-type="time">
            <text:p>11 PM</text:p>
          </table:table-cell>
          <table:table-cell table:number-columns-repeated="3" table:style-name="ce1" office:value-type="time" office:time-value="PT24H00M00S" calcext:value-type="time">
            <text:p>12 AM</text:p>
          </table:table-cell>
          <table:table-cell table:style-name="ce1" office:value-type="time" office:time-value="PT02H00M00S" calcext:value-type="time">
            <text:p>2 AM</text:p>
          </table:table-cell>
          <table:table-cell table:style-name="ce1" office:value-type="time" office:time-value="PT06H00M00S" calcext:value-type="time">
            <text:p>6 AM</text:p>
          </table:table-cell>
          <table:table-cell table:style-name="ce31" office:value-type="time" office:time-value="PT08H00M00S" calcext:value-type="time">
            <text:p>8 AM</text:p>
          </table:table-cell>
          <table:table-cell table:style-name="ce54" office:value-type="time" office:time-value="PT09H00M00S" calcext:value-type="time">
            <text:p>9 AM</text:p>
          </table:table-cell>
          <table:table-cell table:number-columns-repeated="2" table:style-name="ce32" office:value-type="time" office:time-value="PT10H00M00S" calcext:value-type="time">
            <text:p>10 AM</text:p>
          </table:table-cell>
          <table:table-cell table:style-name="ce27"/>
          <table:table-cell table:style-name="ce29" table:formula="of:=[.T7]+1" office:value-type="date" office:date-value="2024-05-15T18:00:00" calcext:value-type="date">
            <text:p>Wed 15 May 18:00</text:p>
          </table:table-cell>
          <table:table-cell table:number-columns-repeated="1004"/>
        </table:table-row>
        <table:table-row table:style-name="ro1">
          <table:table-cell table:style-name="ce32" office:value-type="time" office:time-value="PT13H00M00S" calcext:value-type="time">
            <text:p>1 PM</text:p>
          </table:table-cell>
          <table:table-cell table:style-name="ce32" office:value-type="time" office:time-value="PT15H00M00S" calcext:value-type="time">
            <text:p>3 PM</text:p>
          </table:table-cell>
          <table:table-cell table:number-columns-repeated="2" table:style-name="ce32" office:value-type="time" office:time-value="PT16H00M00S" calcext:value-type="time">
            <text:p>4 PM</text:p>
          </table:table-cell>
          <table:table-cell table:number-columns-repeated="2" table:style-name="ce31" office:value-type="time" office:time-value="PT19H00M00S" calcext:value-type="time">
            <text:p>7 PM</text:p>
          </table:table-cell>
          <table:table-cell table:style-name="ce41" office:value-type="time" office:time-value="PT20H30M00S" calcext:value-type="time">
            <text:p>8:30 PM</text:p>
          </table:table-cell>
          <table:table-cell table:style-name="ce1" office:value-type="time" office:time-value="PT23H00M00S" calcext:value-type="time">
            <text:p>11 PM</text:p>
          </table:table-cell>
          <table:table-cell table:style-name="ce1" office:value-type="time" office:time-value="PT24H00M00S" calcext:value-type="time">
            <text:p>12 AM</text:p>
          </table:table-cell>
          <table:table-cell table:number-columns-repeated="3" table:style-name="ce1" office:value-type="time" office:time-value="PT01H00M00S" calcext:value-type="time">
            <text:p>1 AM</text:p>
          </table:table-cell>
          <table:table-cell table:style-name="ce1" office:value-type="time" office:time-value="PT03H00M00S" calcext:value-type="time">
            <text:p>3 AM</text:p>
          </table:table-cell>
          <table:table-cell table:style-name="ce31" office:value-type="time" office:time-value="PT07H00M00S" calcext:value-type="time">
            <text:p>7 AM</text:p>
          </table:table-cell>
          <table:table-cell table:style-name="ce32" office:value-type="time" office:time-value="PT09H00M00S" calcext:value-type="time">
            <text:p>9 AM</text:p>
          </table:table-cell>
          <table:table-cell table:style-name="ce54" office:value-type="time" office:time-value="PT10H00M00S" calcext:value-type="time">
            <text:p>10 AM</text:p>
          </table:table-cell>
          <table:table-cell table:number-columns-repeated="2" table:style-name="ce32" office:value-type="time" office:time-value="PT11H00M00S" calcext:value-type="time">
            <text:p>11 AM</text:p>
          </table:table-cell>
          <table:table-cell table:style-name="ce27"/>
          <table:table-cell table:style-name="ce29" table:formula="of:=[.T8]+1" office:value-type="date" office:date-value="2024-05-15T19:00:00" calcext:value-type="date">
            <text:p>Wed 15 May 19:00</text:p>
          </table:table-cell>
          <table:table-cell table:number-columns-repeated="1004"/>
        </table:table-row>
        <table:table-row table:style-name="ro1">
          <table:table-cell table:style-name="ce32" office:value-type="time" office:time-value="PT14H00M00S" calcext:value-type="time">
            <text:p>2 PM</text:p>
          </table:table-cell>
          <table:table-cell table:style-name="ce32" office:value-type="time" office:time-value="PT16H00M00S" calcext:value-type="time">
            <text:p>4 PM</text:p>
          </table:table-cell>
          <table:table-cell table:number-columns-repeated="2" table:style-name="ce31" office:value-type="time" office:time-value="PT17H00M00S" calcext:value-type="time">
            <text:p>5 PM</text:p>
          </table:table-cell>
          <table:table-cell table:number-columns-repeated="2" table:style-name="ce31" office:value-type="time" office:time-value="PT20H00M00S" calcext:value-type="time">
            <text:p>8 PM</text:p>
          </table:table-cell>
          <table:table-cell table:style-name="ce41" office:value-type="time" office:time-value="PT21H30M00S" calcext:value-type="time">
            <text:p>9:30 PM</text:p>
          </table:table-cell>
          <table:table-cell table:style-name="ce1" office:value-type="time" office:time-value="PT24H00M00S" calcext:value-type="time">
            <text:p>12 AM</text:p>
          </table:table-cell>
          <table:table-cell table:style-name="ce1" office:value-type="time" office:time-value="PT01H00M00S" calcext:value-type="time">
            <text:p>1 AM</text:p>
          </table:table-cell>
          <table:table-cell table:number-columns-repeated="3" table:style-name="ce1" office:value-type="time" office:time-value="PT02H00M00S" calcext:value-type="time">
            <text:p>2 AM</text:p>
          </table:table-cell>
          <table:table-cell table:style-name="ce1" office:value-type="time" office:time-value="PT04H00M00S" calcext:value-type="time">
            <text:p>4 AM</text:p>
          </table:table-cell>
          <table:table-cell table:style-name="ce31" office:value-type="time" office:time-value="PT08H00M00S" calcext:value-type="time">
            <text:p>8 AM</text:p>
          </table:table-cell>
          <table:table-cell table:style-name="ce32" office:value-type="time" office:time-value="PT10H00M00S" calcext:value-type="time">
            <text:p>10 AM</text:p>
          </table:table-cell>
          <table:table-cell table:style-name="ce54" office:value-type="time" office:time-value="PT11H00M00S" calcext:value-type="time">
            <text:p>11 AM</text:p>
          </table:table-cell>
          <table:table-cell table:number-columns-repeated="2" table:style-name="ce32" office:value-type="time" office:time-value="PT12H00M00S" calcext:value-type="time">
            <text:p>12 PM</text:p>
          </table:table-cell>
          <table:table-cell table:style-name="ce27"/>
          <table:table-cell table:style-name="ce29" table:formula="of:=[.T9]+1" office:value-type="date" office:date-value="2024-05-16T07:00:00" calcext:value-type="date">
            <text:p>Thu 16 May 07:00</text:p>
          </table:table-cell>
          <table:table-cell table:number-columns-repeated="1004"/>
        </table:table-row>
        <table:table-row table:style-name="ro1">
          <table:table-cell table:style-name="ce32" office:value-type="time" office:time-value="PT15H00M00S" calcext:value-type="time">
            <text:p>3 PM</text:p>
          </table:table-cell>
          <table:table-cell table:style-name="ce31" office:value-type="time" office:time-value="PT17H00M00S" calcext:value-type="time">
            <text:p>5 PM</text:p>
          </table:table-cell>
          <table:table-cell table:number-columns-repeated="2" table:style-name="ce31" office:value-type="time" office:time-value="PT18H00M00S" calcext:value-type="time">
            <text:p>6 PM</text:p>
          </table:table-cell>
          <table:table-cell table:number-columns-repeated="2" table:style-name="ce31" office:value-type="time" office:time-value="PT21H00M00S" calcext:value-type="time">
            <text:p>9 PM</text:p>
          </table:table-cell>
          <table:table-cell table:style-name="ce9" office:value-type="time" office:time-value="PT22H30M00S" calcext:value-type="time">
            <text:p>10:30 PM</text:p>
          </table:table-cell>
          <table:table-cell table:style-name="ce1" office:value-type="time" office:time-value="PT01H00M00S" calcext:value-type="time">
            <text:p>1 AM</text:p>
          </table:table-cell>
          <table:table-cell table:style-name="ce1" office:value-type="time" office:time-value="PT02H00M00S" calcext:value-type="time">
            <text:p>2 AM</text:p>
          </table:table-cell>
          <table:table-cell table:number-columns-repeated="3" table:style-name="ce1" office:value-type="time" office:time-value="PT03H00M00S" calcext:value-type="time">
            <text:p>3 AM</text:p>
          </table:table-cell>
          <table:table-cell table:style-name="ce1" office:value-type="time" office:time-value="PT05H00M00S" calcext:value-type="time">
            <text:p>5 AM</text:p>
          </table:table-cell>
          <table:table-cell table:style-name="ce32" office:value-type="time" office:time-value="PT09H00M00S" calcext:value-type="time">
            <text:p>9 AM</text:p>
          </table:table-cell>
          <table:table-cell table:style-name="ce32" office:value-type="time" office:time-value="PT11H00M00S" calcext:value-type="time">
            <text:p>11 AM</text:p>
          </table:table-cell>
          <table:table-cell table:style-name="ce54" office:value-type="time" office:time-value="PT12H00M00S" calcext:value-type="time">
            <text:p>12 PM</text:p>
          </table:table-cell>
          <table:table-cell table:number-columns-repeated="2" table:style-name="ce32" office:value-type="time" office:time-value="PT13H00M00S" calcext:value-type="time">
            <text:p>1 PM</text:p>
          </table:table-cell>
          <table:table-cell table:style-name="ce27"/>
          <table:table-cell table:style-name="ce29" table:formula="of:=[.T10]+1" office:value-type="date" office:date-value="2024-05-16T08:00:00" calcext:value-type="date">
            <text:p>Thu 16 May 08:00</text:p>
          </table:table-cell>
          <table:table-cell table:number-columns-repeated="1004"/>
        </table:table-row>
        <table:table-row table:style-name="ro1">
          <table:table-cell table:style-name="ce32" office:value-type="time" office:time-value="PT16H00M00S" calcext:value-type="time">
            <text:p>4 PM</text:p>
          </table:table-cell>
          <table:table-cell table:style-name="ce31" office:value-type="time" office:time-value="PT18H00M00S" calcext:value-type="time">
            <text:p>6 PM</text:p>
          </table:table-cell>
          <table:table-cell table:number-columns-repeated="2" table:style-name="ce31" office:value-type="time" office:time-value="PT19H00M00S" calcext:value-type="time">
            <text:p>7 PM</text:p>
          </table:table-cell>
          <table:table-cell table:number-columns-repeated="2" table:style-name="ce1" office:value-type="time" office:time-value="PT22H00M00S" calcext:value-type="time">
            <text:p>10 PM</text:p>
          </table:table-cell>
          <table:table-cell table:style-name="ce9" office:value-type="time" office:time-value="PT23H30M00S" calcext:value-type="time">
            <text:p>11:30 PM</text:p>
          </table:table-cell>
          <table:table-cell table:style-name="ce1" office:value-type="time" office:time-value="PT02H00M00S" calcext:value-type="time">
            <text:p>2 AM</text:p>
          </table:table-cell>
          <table:table-cell table:style-name="ce1" office:value-type="time" office:time-value="PT03H00M00S" calcext:value-type="time">
            <text:p>3 AM</text:p>
          </table:table-cell>
          <table:table-cell table:number-columns-repeated="3" table:style-name="ce1" office:value-type="time" office:time-value="PT04H00M00S" calcext:value-type="time">
            <text:p>4 AM</text:p>
          </table:table-cell>
          <table:table-cell table:style-name="ce1" office:value-type="time" office:time-value="PT06H00M00S" calcext:value-type="time">
            <text:p>6 AM</text:p>
          </table:table-cell>
          <table:table-cell table:style-name="ce32" office:value-type="time" office:time-value="PT10H00M00S" calcext:value-type="time">
            <text:p>10 AM</text:p>
          </table:table-cell>
          <table:table-cell table:style-name="ce32" office:value-type="time" office:time-value="PT12H00M00S" calcext:value-type="time">
            <text:p>12 PM</text:p>
          </table:table-cell>
          <table:table-cell table:style-name="ce54" office:value-type="time" office:time-value="PT13H00M00S" calcext:value-type="time">
            <text:p>1 PM</text:p>
          </table:table-cell>
          <table:table-cell table:number-columns-repeated="2" table:style-name="ce32" office:value-type="time" office:time-value="PT14H00M00S" calcext:value-type="time">
            <text:p>2 PM</text:p>
          </table:table-cell>
          <table:table-cell table:style-name="ce27"/>
          <table:table-cell table:style-name="ce29" table:formula="of:=[.T11]+1" office:value-type="date" office:date-value="2024-05-16T18:00:00" calcext:value-type="date">
            <text:p>Thu 16 May 18:00</text:p>
          </table:table-cell>
          <table:table-cell table:number-columns-repeated="1004"/>
        </table:table-row>
        <table:table-row table:style-name="ro1">
          <table:table-cell table:style-name="ce31" office:value-type="time" office:time-value="PT17H00M00S" calcext:value-type="time">
            <text:p>5 PM</text:p>
          </table:table-cell>
          <table:table-cell table:style-name="ce31" office:value-type="time" office:time-value="PT19H00M00S" calcext:value-type="time">
            <text:p>7 PM</text:p>
          </table:table-cell>
          <table:table-cell table:number-columns-repeated="2" table:style-name="ce31" office:value-type="time" office:time-value="PT20H00M00S" calcext:value-type="time">
            <text:p>8 PM</text:p>
          </table:table-cell>
          <table:table-cell table:number-columns-repeated="2" table:style-name="ce1" office:value-type="time" office:time-value="PT23H00M00S" calcext:value-type="time">
            <text:p>11 PM</text:p>
          </table:table-cell>
          <table:table-cell table:style-name="ce9" office:value-type="time" office:time-value="PT00H30M00S" calcext:value-type="time">
            <text:p>12:30 AM</text:p>
          </table:table-cell>
          <table:table-cell table:style-name="ce1" office:value-type="time" office:time-value="PT03H00M00S" calcext:value-type="time">
            <text:p>3 AM</text:p>
          </table:table-cell>
          <table:table-cell table:style-name="ce1" office:value-type="time" office:time-value="PT04H00M00S" calcext:value-type="time">
            <text:p>4 AM</text:p>
          </table:table-cell>
          <table:table-cell table:number-columns-repeated="3" table:style-name="ce1" office:value-type="time" office:time-value="PT05H00M00S" calcext:value-type="time">
            <text:p>5 AM</text:p>
          </table:table-cell>
          <table:table-cell table:style-name="ce31" office:value-type="time" office:time-value="PT07H00M00S" calcext:value-type="time">
            <text:p>7 AM</text:p>
          </table:table-cell>
          <table:table-cell table:style-name="ce32" office:value-type="time" office:time-value="PT11H00M00S" calcext:value-type="time">
            <text:p>11 AM</text:p>
          </table:table-cell>
          <table:table-cell table:style-name="ce32" office:value-type="time" office:time-value="PT13H00M00S" calcext:value-type="time">
            <text:p>1 PM</text:p>
          </table:table-cell>
          <table:table-cell table:style-name="ce54" office:value-type="time" office:time-value="PT14H00M00S" calcext:value-type="time">
            <text:p>2 PM</text:p>
          </table:table-cell>
          <table:table-cell table:number-columns-repeated="2" table:style-name="ce32" office:value-type="time" office:time-value="PT15H00M00S" calcext:value-type="time">
            <text:p>3 PM</text:p>
          </table:table-cell>
          <table:table-cell table:style-name="ce27"/>
          <table:table-cell table:style-name="ce29" table:formula="of:=[.T12]+1" office:value-type="date" office:date-value="2024-05-16T19:00:00" calcext:value-type="date">
            <text:p>Thu 16 May 19:00</text:p>
          </table:table-cell>
          <table:table-cell table:number-columns-repeated="1004"/>
        </table:table-row>
        <table:table-row table:style-name="ro1">
          <table:table-cell table:style-name="ce31" office:value-type="time" office:time-value="PT18H00M00S" calcext:value-type="time">
            <text:p>6 PM</text:p>
          </table:table-cell>
          <table:table-cell table:style-name="ce31" office:value-type="time" office:time-value="PT20H00M00S" calcext:value-type="time">
            <text:p>8 PM</text:p>
          </table:table-cell>
          <table:table-cell table:number-columns-repeated="2" table:style-name="ce31" office:value-type="time" office:time-value="PT21H00M00S" calcext:value-type="time">
            <text:p>9 PM</text:p>
          </table:table-cell>
          <table:table-cell table:number-columns-repeated="2" table:style-name="ce1" office:value-type="time" office:time-value="PT24H00M00S" calcext:value-type="time">
            <text:p>12 AM</text:p>
          </table:table-cell>
          <table:table-cell table:style-name="ce9" office:value-type="time" office:time-value="PT01H30M00S" calcext:value-type="time">
            <text:p>1:30 AM</text:p>
          </table:table-cell>
          <table:table-cell table:style-name="ce1" office:value-type="time" office:time-value="PT04H00M00S" calcext:value-type="time">
            <text:p>4 AM</text:p>
          </table:table-cell>
          <table:table-cell table:style-name="ce1" office:value-type="time" office:time-value="PT05H00M00S" calcext:value-type="time">
            <text:p>5 AM</text:p>
          </table:table-cell>
          <table:table-cell table:number-columns-repeated="3" table:style-name="ce1" office:value-type="time" office:time-value="PT06H00M00S" calcext:value-type="time">
            <text:p>6 AM</text:p>
          </table:table-cell>
          <table:table-cell table:style-name="ce31" office:value-type="time" office:time-value="PT08H00M00S" calcext:value-type="time">
            <text:p>8 AM</text:p>
          </table:table-cell>
          <table:table-cell table:style-name="ce32" office:value-type="time" office:time-value="PT12H00M00S" calcext:value-type="time">
            <text:p>12 PM</text:p>
          </table:table-cell>
          <table:table-cell table:style-name="ce32" office:value-type="time" office:time-value="PT14H00M00S" calcext:value-type="time">
            <text:p>2 PM</text:p>
          </table:table-cell>
          <table:table-cell table:style-name="ce54" office:value-type="time" office:time-value="PT15H00M00S" calcext:value-type="time">
            <text:p>3 PM</text:p>
          </table:table-cell>
          <table:table-cell table:number-columns-repeated="2" table:style-name="ce32" office:value-type="time" office:time-value="PT16H00M00S" calcext:value-type="time">
            <text:p>4 PM</text:p>
          </table:table-cell>
          <table:table-cell table:style-name="ce27"/>
          <table:table-cell table:style-name="ce29" table:formula="of:=[.T13]+1" office:value-type="date" office:date-value="2024-05-17T07:00:00" calcext:value-type="date">
            <text:p>Fri 17 May 07:00</text:p>
          </table:table-cell>
          <table:table-cell table:number-columns-repeated="1004"/>
        </table:table-row>
        <table:table-row table:style-name="ro1">
          <table:table-cell table:style-name="ce31" office:value-type="time" office:time-value="PT19H00M00S" calcext:value-type="time">
            <text:p>7 PM</text:p>
          </table:table-cell>
          <table:table-cell table:style-name="ce31" office:value-type="time" office:time-value="PT21H00M00S" calcext:value-type="time">
            <text:p>9 PM</text:p>
          </table:table-cell>
          <table:table-cell table:number-columns-repeated="2" table:style-name="ce1" office:value-type="time" office:time-value="PT22H00M00S" calcext:value-type="time">
            <text:p>10 PM</text:p>
          </table:table-cell>
          <table:table-cell table:number-columns-repeated="2" table:style-name="ce1" office:value-type="time" office:time-value="PT01H00M00S" calcext:value-type="time">
            <text:p>1 AM</text:p>
          </table:table-cell>
          <table:table-cell table:style-name="ce9" office:value-type="time" office:time-value="PT02H30M00S" calcext:value-type="time">
            <text:p>2:30 AM</text:p>
          </table:table-cell>
          <table:table-cell table:style-name="ce1" office:value-type="time" office:time-value="PT05H00M00S" calcext:value-type="time">
            <text:p>5 AM</text:p>
          </table:table-cell>
          <table:table-cell table:style-name="ce1" office:value-type="time" office:time-value="PT06H00M00S" calcext:value-type="time">
            <text:p>6 AM</text:p>
          </table:table-cell>
          <table:table-cell table:number-columns-repeated="3" table:style-name="ce31" office:value-type="time" office:time-value="PT07H00M00S" calcext:value-type="time">
            <text:p>7 AM</text:p>
          </table:table-cell>
          <table:table-cell table:style-name="ce32" office:value-type="time" office:time-value="PT09H00M00S" calcext:value-type="time">
            <text:p>9 AM</text:p>
          </table:table-cell>
          <table:table-cell table:style-name="ce32" office:value-type="time" office:time-value="PT13H00M00S" calcext:value-type="time">
            <text:p>1 PM</text:p>
          </table:table-cell>
          <table:table-cell table:style-name="ce32" office:value-type="time" office:time-value="PT15H00M00S" calcext:value-type="time">
            <text:p>3 PM</text:p>
          </table:table-cell>
          <table:table-cell table:style-name="ce54" office:value-type="time" office:time-value="PT16H00M00S" calcext:value-type="time">
            <text:p>4 PM</text:p>
          </table:table-cell>
          <table:table-cell table:number-columns-repeated="2" table:style-name="ce31" office:value-type="time" office:time-value="PT17H00M00S" calcext:value-type="time">
            <text:p>5 PM</text:p>
          </table:table-cell>
          <table:table-cell table:style-name="ce27"/>
          <table:table-cell table:style-name="ce29" table:formula="of:=[.T14]+1" office:value-type="date" office:date-value="2024-05-17T08:00:00" calcext:value-type="date">
            <text:p>Fri 17 May 08:00</text:p>
          </table:table-cell>
          <table:table-cell table:number-columns-repeated="1004"/>
        </table:table-row>
        <table:table-row table:style-name="ro1">
          <table:table-cell table:style-name="ce31" office:value-type="time" office:time-value="PT20H00M00S" calcext:value-type="time">
            <text:p>8 PM</text:p>
          </table:table-cell>
          <table:table-cell table:style-name="ce1" office:value-type="time" office:time-value="PT22H00M00S" calcext:value-type="time">
            <text:p>10 PM</text:p>
          </table:table-cell>
          <table:table-cell table:number-columns-repeated="2" table:style-name="ce1" office:value-type="time" office:time-value="PT23H00M00S" calcext:value-type="time">
            <text:p>11 PM</text:p>
          </table:table-cell>
          <table:table-cell table:number-columns-repeated="2" table:style-name="ce1" office:value-type="time" office:time-value="PT02H00M00S" calcext:value-type="time">
            <text:p>2 AM</text:p>
          </table:table-cell>
          <table:table-cell table:style-name="ce9" office:value-type="time" office:time-value="PT03H30M00S" calcext:value-type="time">
            <text:p>3:30 AM</text:p>
          </table:table-cell>
          <table:table-cell table:style-name="ce45" office:value-type="time" office:time-value="PT06H00M00S" calcext:value-type="time">
            <text:p>6 AM</text:p>
          </table:table-cell>
          <table:table-cell table:style-name="ce31" office:value-type="time" office:time-value="PT07H00M00S" calcext:value-type="time">
            <text:p>7 AM</text:p>
          </table:table-cell>
          <table:table-cell table:number-columns-repeated="3" table:style-name="ce31" office:value-type="time" office:time-value="PT08H00M00S" calcext:value-type="time">
            <text:p>8 AM</text:p>
          </table:table-cell>
          <table:table-cell table:style-name="ce32" office:value-type="time" office:time-value="PT10H00M00S" calcext:value-type="time">
            <text:p>10 AM</text:p>
          </table:table-cell>
          <table:table-cell table:style-name="ce32" office:value-type="time" office:time-value="PT14H00M00S" calcext:value-type="time">
            <text:p>2 PM</text:p>
          </table:table-cell>
          <table:table-cell table:style-name="ce32" office:value-type="time" office:time-value="PT16H00M00S" calcext:value-type="time">
            <text:p>4 PM</text:p>
          </table:table-cell>
          <table:table-cell table:style-name="ce55" office:value-type="time" office:time-value="PT17H00M00S" calcext:value-type="time">
            <text:p>5 PM</text:p>
          </table:table-cell>
          <table:table-cell table:number-columns-repeated="2" table:style-name="ce31" office:value-type="time" office:time-value="PT18H00M00S" calcext:value-type="time">
            <text:p>6 PM</text:p>
          </table:table-cell>
          <table:table-cell table:style-name="ce27"/>
          <table:table-cell table:style-name="ce29" table:formula="of:=[.T15]+1" office:value-type="date" office:date-value="2024-05-17T18:00:00" calcext:value-type="date">
            <text:p>Fri 17 May 18:00</text:p>
          </table:table-cell>
          <table:table-cell table:number-columns-repeated="1004"/>
        </table:table-row>
        <table:table-row table:style-name="ro1">
          <table:table-cell table:style-name="ce31" office:value-type="time" office:time-value="PT21H00M00S" calcext:value-type="time">
            <text:p>9 PM</text:p>
          </table:table-cell>
          <table:table-cell table:style-name="ce1" office:value-type="time" office:time-value="PT23H00M00S" calcext:value-type="time">
            <text:p>11 PM</text:p>
          </table:table-cell>
          <table:table-cell table:number-columns-repeated="2" table:style-name="ce1" office:value-type="time" office:time-value="PT24H00M00S" calcext:value-type="time">
            <text:p>12 AM</text:p>
          </table:table-cell>
          <table:table-cell table:number-columns-repeated="2" table:style-name="ce1" office:value-type="time" office:time-value="PT03H00M00S" calcext:value-type="time">
            <text:p>3 AM</text:p>
          </table:table-cell>
          <table:table-cell table:style-name="ce9" office:value-type="time" office:time-value="PT04H30M00S" calcext:value-type="time">
            <text:p>4:30 AM</text:p>
          </table:table-cell>
          <table:table-cell table:style-name="ce46" office:value-type="time" office:time-value="PT07H00M00S" calcext:value-type="time">
            <text:p>7 AM</text:p>
          </table:table-cell>
          <table:table-cell table:style-name="ce48" office:value-type="time" office:time-value="PT08H00M00S" calcext:value-type="time">
            <text:p>8 AM</text:p>
          </table:table-cell>
          <table:table-cell table:number-columns-repeated="3" table:style-name="ce50" office:value-type="time" office:time-value="PT09H00M00S" calcext:value-type="time">
            <text:p>9 AM</text:p>
          </table:table-cell>
          <table:table-cell table:style-name="ce50" office:value-type="time" office:time-value="PT11H00M00S" calcext:value-type="time">
            <text:p>11 AM</text:p>
          </table:table-cell>
          <table:table-cell table:style-name="ce50" office:value-type="time" office:time-value="PT15H00M00S" calcext:value-type="time">
            <text:p>3 PM</text:p>
          </table:table-cell>
          <table:table-cell table:style-name="ce48" office:value-type="time" office:time-value="PT17H00M00S" calcext:value-type="time">
            <text:p>5 PM</text:p>
          </table:table-cell>
          <table:table-cell table:style-name="ce48" office:value-type="time" office:time-value="PT18H00M00S" calcext:value-type="time">
            <text:p>6 PM</text:p>
          </table:table-cell>
          <table:table-cell table:style-name="ce48" office:value-type="time" office:time-value="PT19H00M00S" calcext:value-type="time">
            <text:p>7 PM</text:p>
          </table:table-cell>
          <table:table-cell table:style-name="ce56" office:value-type="time" office:time-value="PT19H00M00S" calcext:value-type="time">
            <text:p>7 PM</text:p>
          </table:table-cell>
          <table:table-cell table:style-name="ce27"/>
          <table:table-cell table:style-name="ce29" table:formula="of:=[.T16]+1" office:value-type="date" office:date-value="2024-05-17T19:00:00" calcext:value-type="date">
            <text:p>Fri 17 May 19:00</text:p>
          </table:table-cell>
          <table:table-cell table:number-columns-repeated="1004"/>
        </table:table-row>
        <table:table-row table:style-name="ro1">
          <table:table-cell table:style-name="ce1" office:value-type="time" office:time-value="PT22H00M00S" calcext:value-type="time">
            <text:p>10 PM</text:p>
          </table:table-cell>
          <table:table-cell table:style-name="ce1" office:value-type="time" office:time-value="PT24H00M00S" calcext:value-type="time">
            <text:p>12 AM</text:p>
          </table:table-cell>
          <table:table-cell table:number-columns-repeated="2" table:style-name="ce1" office:value-type="time" office:time-value="PT01H00M00S" calcext:value-type="time">
            <text:p>1 AM</text:p>
          </table:table-cell>
          <table:table-cell table:number-columns-repeated="2" table:style-name="ce1" office:value-type="time" office:time-value="PT04H00M00S" calcext:value-type="time">
            <text:p>4 AM</text:p>
          </table:table-cell>
          <table:table-cell table:style-name="ce9" office:value-type="time" office:time-value="PT05H30M00S" calcext:value-type="time">
            <text:p>5:30 AM</text:p>
          </table:table-cell>
          <table:table-cell table:style-name="ce47" office:value-type="time" office:time-value="PT08H00M00S" calcext:value-type="time">
            <text:p>8 AM</text:p>
          </table:table-cell>
          <table:table-cell table:style-name="ce49" office:value-type="time" office:time-value="PT09H00M00S" calcext:value-type="time">
            <text:p>9 AM</text:p>
          </table:table-cell>
          <table:table-cell table:number-columns-repeated="3" table:style-name="ce51" office:value-type="time" office:time-value="PT10H00M00S" calcext:value-type="time">
            <text:p>10 AM</text:p>
          </table:table-cell>
          <table:table-cell table:style-name="ce51" office:value-type="time" office:time-value="PT00H00M00S" calcext:value-type="time">
            <text:p>12 AM</text:p>
          </table:table-cell>
          <table:table-cell table:style-name="ce51" office:value-type="time" office:time-value="PT16H00M00S" calcext:value-type="time">
            <text:p>4 PM</text:p>
          </table:table-cell>
          <table:table-cell table:style-name="ce49" office:value-type="time" office:time-value="PT18H00M00S" calcext:value-type="time">
            <text:p>6 PM</text:p>
          </table:table-cell>
          <table:table-cell table:style-name="ce49" office:value-type="time" office:time-value="PT19H00M00S" calcext:value-type="time">
            <text:p>7 PM</text:p>
          </table:table-cell>
          <table:table-cell table:style-name="ce49" office:value-type="time" office:time-value="PT20H00M00S" calcext:value-type="time">
            <text:p>8 PM</text:p>
          </table:table-cell>
          <table:table-cell table:style-name="ce58" office:value-type="time" office:time-value="PT20H00M00S" calcext:value-type="time">
            <text:p>8 PM</text:p>
          </table:table-cell>
          <table:table-cell table:style-name="ce27"/>
          <table:table-cell table:style-name="ce28"/>
          <table:table-cell table:number-columns-repeated="1004"/>
        </table:table-row>
        <table:table-row table:style-name="ro1">
          <table:table-cell table:style-name="ce1" office:value-type="time" office:time-value="PT23H00M00S" calcext:value-type="time">
            <text:p>11 PM</text:p>
          </table:table-cell>
          <table:table-cell table:style-name="ce1" office:value-type="time" office:time-value="PT25H00M00S" calcext:value-type="time">
            <text:p>1 AM</text:p>
          </table:table-cell>
          <table:table-cell table:number-columns-repeated="2" table:style-name="ce1" office:value-type="time" office:time-value="PT02H00M00S" calcext:value-type="time">
            <text:p>2 AM</text:p>
          </table:table-cell>
          <table:table-cell table:number-columns-repeated="2" table:style-name="ce1" office:value-type="time" office:time-value="PT05H00M00S" calcext:value-type="time">
            <text:p>5 AM</text:p>
          </table:table-cell>
          <table:table-cell table:style-name="ce9" office:value-type="time" office:time-value="PT06H30M00S" calcext:value-type="time">
            <text:p>6:30 AM</text:p>
          </table:table-cell>
          <table:table-cell table:style-name="ce32" office:value-type="time" office:time-value="PT09H00M00S" calcext:value-type="time">
            <text:p>9 AM</text:p>
          </table:table-cell>
          <table:table-cell table:style-name="ce32" office:value-type="time" office:time-value="PT10H00M00S" calcext:value-type="time">
            <text:p>10 AM</text:p>
          </table:table-cell>
          <table:table-cell table:number-columns-repeated="3" table:style-name="ce32" office:value-type="time" office:time-value="PT11H00M00S" calcext:value-type="time">
            <text:p>11 AM</text:p>
          </table:table-cell>
          <table:table-cell table:style-name="ce32" office:value-type="time" office:time-value="PT13H00M00S" calcext:value-type="time">
            <text:p>1 PM</text:p>
          </table:table-cell>
          <table:table-cell table:style-name="ce31" office:value-type="time" office:time-value="PT17H00M00S" calcext:value-type="time">
            <text:p>5 PM</text:p>
          </table:table-cell>
          <table:table-cell table:style-name="ce31" office:value-type="time" office:time-value="PT19H00M00S" calcext:value-type="time">
            <text:p>7 PM</text:p>
          </table:table-cell>
          <table:table-cell table:style-name="ce55" office:value-type="time" office:time-value="PT20H00M00S" calcext:value-type="time">
            <text:p>8 PM</text:p>
          </table:table-cell>
          <table:table-cell table:number-columns-repeated="2" table:style-name="ce31" office:value-type="time" office:time-value="PT21H00M00S" calcext:value-type="time">
            <text:p>9 PM</text:p>
          </table:table-cell>
          <table:table-cell table:style-name="ce27"/>
          <table:table-cell table:style-name="ce28"/>
          <table:table-cell table:number-columns-repeated="1004"/>
        </table:table-row>
        <table:table-row table:style-name="ro1">
          <table:table-cell table:style-name="ce1" office:value-type="time" office:time-value="PT24H00M00S" calcext:value-type="time">
            <text:p>12 AM</text:p>
          </table:table-cell>
          <table:table-cell table:style-name="ce1" office:value-type="time" office:time-value="PT26H00M00S" calcext:value-type="time">
            <text:p>2 AM</text:p>
          </table:table-cell>
          <table:table-cell table:number-columns-repeated="2" table:style-name="ce1" office:value-type="time" office:time-value="PT03H00M00S" calcext:value-type="time">
            <text:p>3 AM</text:p>
          </table:table-cell>
          <table:table-cell table:number-columns-repeated="2" table:style-name="ce1" office:value-type="time" office:time-value="PT06H00M00S" calcext:value-type="time">
            <text:p>6 AM</text:p>
          </table:table-cell>
          <table:table-cell table:style-name="ce41" office:value-type="time" office:time-value="PT07H30M00S" calcext:value-type="time">
            <text:p>7:30 AM</text:p>
          </table:table-cell>
          <table:table-cell table:style-name="ce32" office:value-type="time" office:time-value="PT10H00M00S" calcext:value-type="time">
            <text:p>10 AM</text:p>
          </table:table-cell>
          <table:table-cell table:style-name="ce32" office:value-type="time" office:time-value="PT11H00M00S" calcext:value-type="time">
            <text:p>11 AM</text:p>
          </table:table-cell>
          <table:table-cell table:number-columns-repeated="3" table:style-name="ce32" office:value-type="time" office:time-value="PT12H00M00S" calcext:value-type="time">
            <text:p>12 PM</text:p>
          </table:table-cell>
          <table:table-cell table:style-name="ce32" office:value-type="time" office:time-value="PT14H00M00S" calcext:value-type="time">
            <text:p>2 PM</text:p>
          </table:table-cell>
          <table:table-cell table:style-name="ce31" office:value-type="time" office:time-value="PT18H00M00S" calcext:value-type="time">
            <text:p>6 PM</text:p>
          </table:table-cell>
          <table:table-cell table:style-name="ce31" office:value-type="time" office:time-value="PT20H00M00S" calcext:value-type="time">
            <text:p>8 PM</text:p>
          </table:table-cell>
          <table:table-cell table:style-name="ce55" office:value-type="time" office:time-value="PT21H00M00S" calcext:value-type="time">
            <text:p>9 PM</text:p>
          </table:table-cell>
          <table:table-cell table:number-columns-repeated="2" table:style-name="ce1" office:value-type="time" office:time-value="PT22H00M00S" calcext:value-type="time">
            <text:p>10 PM</text:p>
          </table:table-cell>
          <table:table-cell table:style-name="ce27" table:number-columns-repeated="2"/>
          <table:table-cell table:number-columns-repeated="1004"/>
        </table:table-row>
        <table:table-row table:style-name="ro1">
          <table:table-cell table:style-name="ce1" office:value-type="time" office:time-value="PT01H00M00S" calcext:value-type="time">
            <text:p>1 AM</text:p>
          </table:table-cell>
          <table:table-cell table:style-name="ce1" office:value-type="time" office:time-value="PT27H00M00S" calcext:value-type="time">
            <text:p>3 AM</text:p>
          </table:table-cell>
          <table:table-cell table:number-columns-repeated="2" table:style-name="ce1" office:value-type="time" office:time-value="PT04H00M00S" calcext:value-type="time">
            <text:p>4 AM</text:p>
          </table:table-cell>
          <table:table-cell table:number-columns-repeated="2" table:style-name="ce31" office:value-type="time" office:time-value="PT07H00M00S" calcext:value-type="time">
            <text:p>7 AM</text:p>
          </table:table-cell>
          <table:table-cell table:style-name="ce41" office:value-type="time" office:time-value="PT08H30M00S" calcext:value-type="time">
            <text:p>8:30 AM</text:p>
          </table:table-cell>
          <table:table-cell table:style-name="ce32" office:value-type="time" office:time-value="PT11H00M00S" calcext:value-type="time">
            <text:p>11 AM</text:p>
          </table:table-cell>
          <table:table-cell table:style-name="ce32" office:value-type="time" office:time-value="PT12H00M00S" calcext:value-type="time">
            <text:p>12 PM</text:p>
          </table:table-cell>
          <table:table-cell table:number-columns-repeated="3" table:style-name="ce32" office:value-type="time" office:time-value="PT13H00M00S" calcext:value-type="time">
            <text:p>1 PM</text:p>
          </table:table-cell>
          <table:table-cell table:style-name="ce32" office:value-type="time" office:time-value="PT15H00M00S" calcext:value-type="time">
            <text:p>3 PM</text:p>
          </table:table-cell>
          <table:table-cell table:style-name="ce31" office:value-type="time" office:time-value="PT19H00M00S" calcext:value-type="time">
            <text:p>7 PM</text:p>
          </table:table-cell>
          <table:table-cell table:style-name="ce31" office:value-type="time" office:time-value="PT21H00M00S" calcext:value-type="time">
            <text:p>9 PM</text:p>
          </table:table-cell>
          <table:table-cell table:style-name="ce53" office:value-type="time" office:time-value="PT22H00M00S" calcext:value-type="time">
            <text:p>10 PM</text:p>
          </table:table-cell>
          <table:table-cell table:number-columns-repeated="2" table:style-name="ce1" office:value-type="time" office:time-value="PT23H00M00S" calcext:value-type="time">
            <text:p>11 PM</text:p>
          </table:table-cell>
          <table:table-cell table:style-name="ce27" table:number-columns-repeated="2"/>
          <table:table-cell table:number-columns-repeated="1004"/>
        </table:table-row>
        <table:table-row table:style-name="ro1">
          <table:table-cell table:style-name="ce1" office:value-type="time" office:time-value="PT02H00M00S" calcext:value-type="time">
            <text:p>2 AM</text:p>
          </table:table-cell>
          <table:table-cell table:style-name="ce1" office:value-type="time" office:time-value="PT28H00M00S" calcext:value-type="time">
            <text:p>4 AM</text:p>
          </table:table-cell>
          <table:table-cell table:number-columns-repeated="2" table:style-name="ce1" office:value-type="time" office:time-value="PT05H00M00S" calcext:value-type="time">
            <text:p>5 AM</text:p>
          </table:table-cell>
          <table:table-cell table:number-columns-repeated="2" table:style-name="ce31" office:value-type="time" office:time-value="PT08H00M00S" calcext:value-type="time">
            <text:p>8 AM</text:p>
          </table:table-cell>
          <table:table-cell table:style-name="ce38" office:value-type="time" office:time-value="PT09H30M00S" calcext:value-type="time">
            <text:p>9:30 AM</text:p>
          </table:table-cell>
          <table:table-cell table:style-name="ce32" office:value-type="time" office:time-value="PT12H00M00S" calcext:value-type="time">
            <text:p>12 PM</text:p>
          </table:table-cell>
          <table:table-cell table:style-name="ce32" office:value-type="time" office:time-value="PT13H00M00S" calcext:value-type="time">
            <text:p>1 PM</text:p>
          </table:table-cell>
          <table:table-cell table:number-columns-repeated="3" table:style-name="ce32" office:value-type="time" office:time-value="PT14H00M00S" calcext:value-type="time">
            <text:p>2 PM</text:p>
          </table:table-cell>
          <table:table-cell table:style-name="ce32" office:value-type="time" office:time-value="PT16H00M00S" calcext:value-type="time">
            <text:p>4 PM</text:p>
          </table:table-cell>
          <table:table-cell table:style-name="ce31" office:value-type="time" office:time-value="PT20H00M00S" calcext:value-type="time">
            <text:p>8 PM</text:p>
          </table:table-cell>
          <table:table-cell table:style-name="ce1" office:value-type="time" office:time-value="PT22H00M00S" calcext:value-type="time">
            <text:p>10 PM</text:p>
          </table:table-cell>
          <table:table-cell table:style-name="ce53" office:value-type="time" office:time-value="PT23H00M00S" calcext:value-type="time">
            <text:p>11 PM</text:p>
          </table:table-cell>
          <table:table-cell table:number-columns-repeated="2" table:style-name="ce1" office:value-type="time" office:time-value="PT24H00M00S" calcext:value-type="time">
            <text:p>12 AM</text:p>
          </table:table-cell>
          <table:table-cell table:style-name="ce27" table:number-columns-repeated="2"/>
          <table:table-cell table:number-columns-repeated="100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 </number:text>
      <number:am-pm/>
    </number:time-style>
    <number:date-style style:name="N122">
      <number:day-of-week/>
      <number:text> </number:text>
      <number:day number:style="long"/>
      <number:text> </number:text>
      <number:month number:textual="true"/>
      <number:text> </number:text>
      <number:hours number:style="long"/>
      <number:text>:</number:text>
      <number:minutes number:style="long"/>
    </number:date-style>
    <number:time-style style:name="N123">
      <number:hours/>
      <number:text>:</number:text>
      <number:minutes number:style="long"/>
      <number:text> </number:text>
      <number:am-pm/>
    </number:time-style>
    <number:date-style style:name="N124">
      <number:day-of-week/>
      <number:text> </number:text>
      <number:day number:style="long"/>
      <number:text> </number:text>
      <number:month number:textual="true"/>
      <number:text> </number:text>
      <number:hours/>
      <number:text> </number:text>
      <number:am-pm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9T13:28:22.250000000</meta:creation-date>
    <dc:date>2024-05-06T12:51:35.350000000</dc:date>
    <meta:editing-duration>PT2H4M2S</meta:editing-duration>
    <meta:editing-cycles>14</meta:editing-cycles>
    <meta:generator>LibreOffice/7.3.5.2$Windows_X86_64 LibreOffice_project/184fe81b8c8c30d8b5082578aee2fed2ea847c01</meta:generator>
    <meta:document-statistic meta:table-count="1" meta:cell-count="470" meta:object-count="0"/>
  </office:meta>
</office:document-meta>
</file>